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0767" officeooo:paragraph-rsid="001e0767"/>
    </style:style>
    <style:style style:name="T1" style:family="text">
      <style:text-properties officeooo:rsid="001d5e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7"/><text:span text:style-name="T1">Leap year</text:span></text:p>
      <text:p text:style-name="Standard">import datetime</text:p>
      <text:p text:style-name="Standard">date=datetime.date.today()</text:p>
      <text:p text:style-name="Standard">currentYear = int(date.strftime("%Y"))</text:p>
      <text:p text:style-name="Standard">print("enter the last year")</text:p>
      <text:p text:style-name="Standard">endYear=int(input())</text:p>
      <text:p text:style-name="Standard">print("list of leap years:")</text:p>
      <text:p text:style-name="Standard">for year in range (currentYear,endYear):</text:p>
      <text:p text:style-name="Standard"><text:s/>if((year%4==0)and(year%100!=0)or(year%400==0)):</text:p>
      <text:p text:style-name="Standard"><text:s text:c="4"/>print(year)</text:p>
      <text:p text:style-name="Standard"><text:s text:c="23"/></text:p>
      <text:p text:style-name="P1"><text:s text:c="27"/>output</text:p>
      <text:p text:style-name="Standard">enter the last year</text:p>
      <text:p text:style-name="Standard">2050</text:p>
      <text:p text:style-name="Standard">list of leap years:</text:p>
      <text:p text:style-name="Standard">2024</text:p>
      <text:p text:style-name="Standard">2028</text:p>
      <text:p text:style-name="Standard">2032</text:p>
      <text:p text:style-name="Standard">2036</text:p>
      <text:p text:style-name="Standard">2040</text:p>
      <text:p text:style-name="Standard">2044</text:p>
      <text:p text:style-name="Standard">2048</text:p>
      <text:p text:style-name="Standard">&gt;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0:50:09.025965883</meta:creation-date>
    <dc:date>2021-11-09T10:53:02.256780300</dc:date>
    <meta:editing-duration>PT2M5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42" meta:character-count="434" meta:non-whitespace-character-count="321"/>
  </office:meta>
</office:document-meta>
</file>